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0128b2" officeooo:paragraph-rsid="000128b2"/>
    </style:style>
    <style:style style:name="P2" style:family="paragraph" style:parent-style-name="Standard">
      <style:text-properties officeooo:rsid="00027d6d" officeooo:paragraph-rsid="00027d6d"/>
    </style:style>
    <style:style style:name="P3" style:family="paragraph" style:parent-style-name="Standard">
      <style:text-properties officeooo:rsid="00047380" officeooo:paragraph-rsid="00047380"/>
    </style:style>
    <style:style style:name="P4" style:family="paragraph" style:parent-style-name="Standard">
      <style:text-properties officeooo:rsid="00047380" officeooo:paragraph-rsid="000f9a72"/>
    </style:style>
    <style:style style:name="P5" style:family="paragraph" style:parent-style-name="Standard">
      <style:text-properties officeooo:rsid="000614cc" officeooo:paragraph-rsid="000614cc"/>
    </style:style>
    <style:style style:name="P6" style:family="paragraph" style:parent-style-name="Standard">
      <style:text-properties officeooo:rsid="000614cc" officeooo:paragraph-rsid="001a26e3"/>
    </style:style>
    <style:style style:name="P7" style:family="paragraph" style:parent-style-name="Standard">
      <style:text-properties officeooo:rsid="000d9ca4" officeooo:paragraph-rsid="000d9ca4"/>
    </style:style>
    <style:style style:name="P8" style:family="paragraph" style:parent-style-name="Standard">
      <style:text-properties officeooo:rsid="001620f5" officeooo:paragraph-rsid="001620f5"/>
    </style:style>
    <style:style style:name="P9" style:family="paragraph" style:parent-style-name="Standard">
      <style:text-properties officeooo:rsid="001a26e3" officeooo:paragraph-rsid="001a26e3"/>
    </style:style>
    <style:style style:name="P10" style:family="paragraph" style:parent-style-name="Standard">
      <style:text-properties officeooo:rsid="0005daff" officeooo:paragraph-rsid="000f9a72"/>
    </style:style>
    <style:style style:name="P11" style:family="paragraph" style:parent-style-name="Standard">
      <style:text-properties officeooo:rsid="000128b2" officeooo:paragraph-rsid="000128b2"/>
    </style:style>
    <style:style style:name="P12" style:family="paragraph" style:parent-style-name="Standard">
      <style:text-properties officeooo:rsid="001c70e6" officeooo:paragraph-rsid="001c70e6"/>
    </style:style>
    <style:style style:name="P13" style:family="paragraph" style:parent-style-name="Standard">
      <style:text-properties officeooo:rsid="00067087" officeooo:paragraph-rsid="00212a16"/>
    </style:style>
    <style:style style:name="P14" style:family="paragraph" style:parent-style-name="Standard">
      <style:text-properties officeooo:rsid="002cd2de" officeooo:paragraph-rsid="0030875c"/>
    </style:style>
    <style:style style:name="P15" style:family="paragraph" style:parent-style-name="Standard">
      <style:text-properties officeooo:rsid="003545cf" officeooo:paragraph-rsid="003545cf"/>
    </style:style>
    <style:style style:name="P16" style:family="paragraph" style:parent-style-name="Standard">
      <style:text-properties officeooo:rsid="00047380" officeooo:paragraph-rsid="00067087"/>
    </style:style>
    <style:style style:name="T1" style:family="text">
      <style:text-properties officeooo:rsid="00092dac"/>
    </style:style>
    <style:style style:name="T2" style:family="text">
      <style:text-properties officeooo:rsid="00092ef5"/>
    </style:style>
    <style:style style:name="T3" style:family="text">
      <style:text-properties officeooo:rsid="000b5045"/>
    </style:style>
    <style:style style:name="T4" style:family="text">
      <style:text-properties officeooo:rsid="000bee8c"/>
    </style:style>
    <style:style style:name="T5" style:family="text">
      <style:text-properties officeooo:rsid="000f9a72"/>
    </style:style>
    <style:style style:name="T6" style:family="text">
      <style:text-properties officeooo:rsid="0010d279"/>
    </style:style>
    <style:style style:name="T7" style:family="text">
      <style:text-properties officeooo:rsid="00128974"/>
    </style:style>
    <style:style style:name="T8" style:family="text">
      <style:text-properties officeooo:rsid="0013c9b2"/>
    </style:style>
    <style:style style:name="T9" style:family="text">
      <style:text-properties officeooo:rsid="001cdadc"/>
    </style:style>
    <style:style style:name="T10" style:family="text">
      <style:text-properties officeooo:rsid="001e704c"/>
    </style:style>
    <style:style style:name="T11" style:family="text">
      <style:text-properties officeooo:rsid="001f5edd"/>
    </style:style>
    <style:style style:name="T12" style:family="text">
      <style:text-properties officeooo:rsid="0020a72a"/>
    </style:style>
    <style:style style:name="T13" style:family="text">
      <style:text-properties officeooo:rsid="0020a828"/>
    </style:style>
    <style:style style:name="T14" style:family="text">
      <style:text-properties officeooo:rsid="00212a16"/>
    </style:style>
    <style:style style:name="T15" style:family="text">
      <style:text-properties officeooo:rsid="002675df"/>
    </style:style>
    <style:style style:name="T16" style:family="text">
      <style:text-properties officeooo:rsid="0028dbe2"/>
    </style:style>
    <style:style style:name="T17" style:family="text">
      <style:text-properties officeooo:rsid="002aef7e"/>
    </style:style>
    <style:style style:name="T18" style:family="text">
      <style:text-properties officeooo:rsid="002b4d1e"/>
    </style:style>
    <style:style style:name="T19" style:family="text">
      <style:text-properties officeooo:rsid="002c93b2"/>
    </style:style>
    <style:style style:name="T20" style:family="text">
      <style:text-properties officeooo:rsid="002cf41f"/>
    </style:style>
    <style:style style:name="T21" style:family="text">
      <style:text-properties officeooo:rsid="002d7f0d"/>
    </style:style>
    <style:style style:name="T22" style:family="text">
      <style:text-properties officeooo:rsid="002f0dcc"/>
    </style:style>
    <style:style style:name="T23" style:family="text">
      <style:text-properties officeooo:rsid="0030875c"/>
    </style:style>
    <style:style style:name="T24" style:family="text">
      <style:text-properties officeooo:rsid="0031ca2a"/>
    </style:style>
    <style:style style:name="T25" style:family="text">
      <style:text-properties officeooo:rsid="0031ccb1"/>
    </style:style>
    <style:style style:name="T26" style:family="text">
      <style:text-properties officeooo:rsid="0032b737"/>
    </style:style>
    <style:style style:name="T27" style:family="text">
      <style:text-properties officeooo:rsid="00341c7f"/>
    </style:style>
    <style:style style:name="T28" style:family="text">
      <style:text-properties officeooo:rsid="0034f2ee"/>
    </style:style>
    <style:style style:name="T29" style:family="text">
      <style:text-properties officeooo:rsid="0034fe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endan Jobus</text:p>
      <text:p text:style-name="P1">18321740</text:p>
      <text:p text:style-name="P1"/>
      <text:p text:style-name="P12">The further into the future that we try to predict with time series model, the harder, less accurate, and more vulnerable to anomalies our model becomes, as the most immediate data that we have becomes less and less useful, due to the fact that it has less relevance to </text:p>
      <text:p text:style-name="P1"/>
      <text:p text:style-name="P2">To choose the bike stations, I took a fairly straightforward approach, as I do not know the streets of dublin that well, I decided that to find the two stations, I should use a baseline station that is in the middle of the city, and then find the furthest station from it using eclidean distance applied to the latitudes and longitudes of each station. I chose the very first station, the Blessington Street station, as it is right in the heart of the city centre, and I chose the kilmanham Gaol station as it was the furthest from our the first station.</text:p>
      <text:p text:style-name="P2"/>
      <text:p text:style-name="P4">1. <text:span text:style-name="T5">The first thing to note about this task, is that because we are working with data that has a sampling interval of 5 minutes, to predict any of these, we are going to need to use q-step ahead prediction, this means that to predict the occupancy 10 minutes from now, we are going to need to predict what will happend 5 minutes from now, and then use that prediction to predict what will happen 10 minutes from now, this gives us a feed back loop that will exacerbate any errors that our prediction has. This only gets more and more extreme as we try to predict further and further into the future, as to predict 30 minutes ahead, we will be using 5 of our own predictions as inputs, and for an hour ahead, we will be using 11 of our own predictions.</text:span></text:p>
      <text:p text:style-name="P4"/>
      <text:p text:style-name="P10">The feasability of predicting bike station occupancy is decreased as we try to predict further and further into the future, this is due to two reasons; one, the further into the future we try to predict, the less the data we currently have will actually tell us about the data in the future, and secondly, because our best approach to predict further into the future, is to predict at the same intervals as the data we have, so as the time we attempt to predict gets larger than these intervals, we will have to recursively use the data we predicted, which will exacerbate any errors in our predictions the more predictions we have to recursively use.</text:p>
      <text:p text:style-name="P3"/>
      <text:p text:style-name="P13"><text:span text:style-name="T9"><text:tab/>For the feature engineering, </text:span><text:span text:style-name="T14">I started by transforming all the dates into unix seconds format so that the machine can use them in a simple regression algorithm, and I also split the data up into their respective stations, this was so that I would always end up with data from the correct station when using past data for our predictions. </text:span><text:span text:style-name="T17">I am not that familiar with Dublin and there are a lot of addresses in the data given, so to choose the stations I would use, I took the first station, Blessington Street, saw that it was in the city centre, then used euclidian distance on the Latitude and Longitude to find the furthest station from </text:span><text:span text:style-name="T18">Blessington Street</text:span><text:span text:style-name="T14">.</text:span></text:p>
      <text:p text:style-name="P13"><text:span text:style-name="T9"><text:tab/>I </text:span><text:span text:style-name="T15">then </text:span><text:span text:style-name="T16">normalized the data and</text:span><text:span text:style-name="T9"> put </text:span><text:span text:style-name="T16">it </text:span><text:span text:style-name="T9">into a simple ridge regression algorithm, that predicted the occupancy 5 minutes from the current data, </text:span><text:span text:style-name="T10">I used this to find out what features from the original dataset were going to be useful. </text:span><text:span text:style-name="T11">I ran the code multiple times, removing the data that would give me the best model, I used R squared and RMSE to evaluate what are useful and what are not, on top of the weights that the model gave to each columns, </text:span><text:span text:style-name="T12">this helped root out useless data such as the status, which in the case of the data that I used, was always ‘open’, </text:span><text:span text:style-name="T13">with the method I used, there would be no difference to the R squared or RMSE after removing data like this as it has no effect on the data at all, but with a weight of 0 from the model, I can be confident that they are superfluous pieces of data. </text:span><text:span text:style-name="T19">I got to a point where, the data showed that removing two columns would give me better scores, however, I found that when removed together, they actually gave me a worse score, and that the best model I could get was with just the ‘’ columns.</text:span></text:p>
      <text:p text:style-name="P14"><text:soft-page-break/>From here, I worked on finding the best hyperparameter settings, the hyperparameters for Ridge Regression were <text:span text:style-name="T20">dd, lag, stride and </text:span><text:span text:style-name="T21">the seasonality. </text:span><text:span text:style-name="T22">For dd, lag and stride, I simply ran a Ridge model, with each version of q, to find what value of each is best for what q. </text:span></text:p>
      <text:p text:style-name="P14"><text:span text:style-name="T22"><text:tab/>For the seasonality, I used two different approaches, </text:span><text:span text:style-name="T23">using the seasonalities seperate and then using them combined together. </text:span><text:span text:style-name="T24">While intuition would tell you that daily and weekly seasonality, especially when combined together, should give us better prediction abilities, especially as we try to predict further into the future, I found that this was the case here. I believe this is due to the fact that the data that we are using is extremely inconsistent, we are missing many dates, sometimes up to ten in dates in a row are not included, because of this, much of te data does not get any value from using seasonality, and in many cases, using seasonality can give a worse prediction, as </text:span><text:span text:style-name="T26">if we are looking to use data from the previous week,</text:span><text:span text:style-name="T24"> instead of getting </text:span><text:span text:style-name="T27">data from </text:span><text:span text:style-name="T24">last </text:span><text:span text:style-name="T25">W</text:span><text:span text:style-name="T24">ednesday, we might end up getting <text:s/></text:span><text:span text:style-name="T27">data from </text:span><text:span text:style-name="T28">last </text:span><text:span text:style-name="T24">Friday, </text:span><text:span text:style-name="T29">which would add much less insight into our predictions.</text:span></text:p>
      <text:p text:style-name="P14"/>
      <text:p text:style-name="P15">For the Forest Regressor, I did</text:p>
      <text:p text:style-name="P16"/>
      <text:p text:style-name="P5">2. (i)</text:p>
      <text:p text:style-name="P5"/>
      <text:p text:style-name="P5"><text:s text:c="4"/>(ii)</text:p>
      <text:p text:style-name="P5"/>
      <text:p text:style-name="P5"><text:s text:c="4"/>(iii) <text:span text:style-name="T1">Faster to train</text:span></text:p>
      <text:p text:style-name="P5"><text:s text:c="11"/><text:span text:style-name="T1">Gives more insights into the data</text:span></text:p>
      <text:p text:style-name="P5"><text:s text:c="11"/><text:span text:style-name="T2">When doing very complex tasks(?), is significantly less accurate than nueral net classifiers</text:span></text:p>
      <text:p text:style-name="P5"/>
      <text:p text:style-name="P5">(iv) <text:span text:style-name="T6">The convolutional layer of a convNet uses a matrix called a kernel which is used to mulitply against values in the input matrix, and then reduce the output matrix to a single value, if the size of the kernel is the same as the input, we get a single value, however, if the size of the kernel is smaller than the kernel, then we have to do this operation multiple times, until we have done this to all the values in the input, giving us another matrix as the output. </text:span><text:span text:style-name="T7">The way in which we apply this process to an input matrix that is larger than the kernel, is essentially a window method, </text:span><text:span text:style-name="T8">we start at the top left element of the matrix, and apply the kernel to the input, once we’ve done this, we move across the rows till we have applied the kernel to all the elements in the row, once we’ve done this we go back to the left most elements, but this time go down one row and repeat the above process, we do this until every element in the input matrix has been involved in a convolution.</text:span></text:p>
      <text:p text:style-name="P5"/>
      <text:p text:style-name="P8">EXAMPLE</text:p>
      <text:p text:style-name="P8"/>
      <text:p text:style-name="P5"/>
      <text:p text:style-name="P6">(v) <text:span text:style-name="T3">By resampling multiple times, we attempt to remove the possibility of </text:span><text:span text:style-name="T4">the data that we are training on having some trend that is not representative of reality.</text:span></text:p>
      <text:p text:style-name="P6"/>
      <text:p text:style-name="P9">EXAMPLE</text:p>
      <text:p text:style-name="P5"/>
      <text:p text:style-name="P7">Append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22:03:17.056909810</meta:creation-date>
    <meta:generator>LibreOffice/7.2.4.1$Linux_X86_64 LibreOffice_project/20$Build-1</meta:generator>
    <dc:date>2021-12-31T02:53:47.395458989</dc:date>
    <meta:editing-duration>P2DT7H12M50S</meta:editing-duration>
    <meta:editing-cycles>55</meta:editing-cycles>
    <meta:document-statistic meta:table-count="0" meta:image-count="0" meta:object-count="0" meta:page-count="2" meta:paragraph-count="21" meta:word-count="1195" meta:character-count="6516" meta:non-whitespace-character-count="5306"/>
  </office:meta>
</office:document-meta>
</file>